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8265" officeooo:paragraph-rsid="00158265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15826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8265" officeooo:paragraph-rsid="0015826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15826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58265" officeooo:paragraph-rsid="0015826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58265"/>
    </style:style>
    <style:style style:name="T1" style:family="text">
      <style:text-properties officeooo:rsid="00158265"/>
    </style:style>
    <style:style style:name="T2" style:family="text">
      <style:text-properties fo:font-size="12pt" fo:font-weight="normal" officeooo:rsid="00158265" style:font-size-asian="10.5pt" style:font-weight-asian="normal" style:font-size-complex="12pt" style:font-weight-complex="normal"/>
    </style:style>
    <style:style style:name="T3" style:family="text">
      <style:text-properties fo:font-size="12pt" fo:font-weight="bold" officeooo:rsid="00158265" style:font-size-asian="10.5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Отчет о лабораторной работе </text:span>№ <text:span text:style-name="T1">1</text:span></text:p>
      <text:p text:style-name="P3"><text:span text:style-name="T4">1.</text:span> Наименование работы:</text:p>
      <text:p text:style-name="P3">Лабораторная работа № 1. Создание простых таблиц.</text:p>
      <text:p text:style-name="P6"><text:span text:style-name="T3">2.</text:span><text:span text:style-name="T2"> Цель работы:</text:span></text:p>
      <text:p text:style-name="P6"><text:span text:style-name="T2">Целью данной лабораторной работы является освоение навыков создания и форматирования таблиц в табличном процессоре, а также практическое применение формул для расчета различных данных в таблице.</text:span></text:p>
      <text:p text:style-name="P1"><text:span text:style-name="T4">3.</text:span> Ход работы:</text:p>
      <text:p text:style-name="P1">Задание А: </text:p>
      <text:p text:style-name="P1">⦁ Создана таблица сотрудников с колонками: "Фамилия, И.О.", "Оклад", "Надбавка (в % к окладу)", "Премия (в % к окладу)" и "К выдаче (с учетом подоходного налога)".</text:p>
      <text:p text:style-name="P1">⦁ Введены данные для пяти сотрудников.</text:p>
      <text:p text:style-name="P1">⦁ Формула для расчета суммы к выдаче: </text:p>
      <text:p text:style-name="P1">(оклад + надбавка * оклад + премия * оклад) * (1–Налог) </text:p>
      <text:p text:style-name="P1">⦁ Заполнены значения в графе "К выдаче (с учетом подоходного налога)".</text:p>
      <text:p text:style-name="P1">Задание В:</text:p>
      <text:p text:style-name="P1">⦁ Создана таблица умножения чисел от 1 до 9.</text:p>
      <text:p text:style-name="P1">⦁ Заполнение таблицы выполнено с использованием формулы =B$1*$A1 по диапазону ячеек с автоматическим изменением координат.</text:p>
      <text:p text:style-name="P1"><text:span text:style-name="T4">4.</text:span> Ответы на контрольные вопросы:</text:p>
      <text:p text:style-name="P4">1. Что называется электронной таблицей? <text:s/></text:p>
      <text:p text:style-name="P4"><text:s text:c="3"/>Электронная таблица — это программное приложение, позволяющее организовывать, обрабатывать и анализировать данные в табличном формате. Основными функциями являются введение данных, выполнение расчетов с помощью формул и функций, построение графиков и диаграмм.</text:p>
      <text:p text:style-name="P4">2. Что такое рабочий лист? <text:s/></text:p>
      <text:p text:style-name="P4"><text:s text:c="3"/>Рабочий лист — это отдельный лист в электронной таблице, на котором размещены данные в виде строк и столбцов. Каждый рабочий лист может содержать свои данные и формулы, и может быть частью более крупной рабочей книги.</text:p>
      <text:p text:style-name="P4">3. Что понимают под рабочей книгой? <text:s/></text:p>
      <text:p text:style-name="P4"><text:s text:c="3"/>Рабочая книга — это файл, содержащий один или несколько рабочих листов. Каждая рабочая книга может включать в себя разные листы с данными, которые могут быть взаимосвязаны между собой.</text:p>
      <text:p text:style-name="P4">4. В чем отличие электронной таблицы от обыкновенной? <text:s/></text:p>
      <text:p text:style-name="P4"><text:s text:c="3"/>Электронная таблица позволяет выполнять автоматические вычисления, удобно организовывать и анализировать большие объемы данных, в отличие от обыкновенной бумажной таблицы, где все данные обрабатываются вручную.</text:p>
      <text:p text:style-name="P4">5. Как создать таблицу на рабочем листе? <text:s/></text:p>
      <text:p text:style-name="P4"><text:s text:c="3"/>Чтобы создать таблицу на рабочем листе, необходимо выделить диапазон данных, затем выбрать команду "Вставить" и выбрать опцию "Таблица". В большинстве программ есть также возможность форматировать данные как таблицу с помощью специального инструмента.</text:p>
      <text:p text:style-name="P4">6. Как удалить электронную таблицу? <text:s/></text:p>
      <text:p text:style-name="P4"><text:s text:c="3"/>Чтобы удалить рабочую книгу или рабочий лист, можно просто выбрать его в левом списке и щелкнуть правой кнопкой мыши, а затем выбрать "Удалить". Для удаления всей рабочей книги нужно закрыть ее и удалить файл с компьютера.</text:p>
      <text:p text:style-name="P4">7. Что понимают под координатами ячейки? <text:s/></text:p>
      <text:p text:style-name="P4"><text:s text:c="3"/>Координаты ячейки — это указание на расположение ячейки в таблице, состоящее из буквенного обозначения столбца и числового обозначения строки (например, A1, B2).</text:p>
      <text:p text:style-name="P4">8. В чем разница между относительными и абсолютными координатами? <text:s/></text:p>
      <text:p text:style-name="P4"><text:soft-page-break/><text:s text:c="3"/>Относительные координаты изменяются при копировании или перемещении формулы (например, A1), а абсолютные координаты остаются неизменными (например, $A$1) независимо от перемещения формулы.</text:p>
      <text:p text:style-name="P4">9. Что такое имя ячейки? <text:s/></text:p>
      <text:p text:style-name="P4"><text:s text:c="3"/>Имя ячейки — это удобное обозначение для ячейки или диапазона ячеек, которое можно использовать вместо традиционных координат. Это делает ссылки на ячейки более понятными.</text:p>
      <text:p text:style-name="P4">10. Данные каких типов можно вводить в ячейки таблицы? <text:s/></text:p>
      <text:p text:style-name="P4"><text:s text:c="4"/>В ячейки можно вводить различные типы данных: числовые, текстовые, даты, логические (например, TRUE/FALSE), а также формулы и функции.</text:p>
      <text:p text:style-name="P4">11. Перечислите способы ввода новых значений в ячейки таблицы. <text:s/></text:p>
      <text:p text:style-name="P4"><text:s text:c="4"/>Способы ввода:</text:p>
      <text:p text:style-name="P4">⦁ Ввод данных с клавиатуры</text:p>
      <text:p text:style-name="P4">⦁ Копирование и вставка данных</text:p>
      <text:p text:style-name="P4">⦁ Перетаскивание данных из других источников</text:p>
      <text:p text:style-name="P4">⦁ Использование формы для ввода данных</text:p>
      <text:p text:style-name="P4">12. Перечислите способы редактирования данных. <text:s/></text:p>
      <text:p text:style-name="P4"><text:s text:c="4"/>Способы редактирования:</text:p>
      <text:p text:style-name="P4">⦁ Двойной клик по ячейке для редактирования</text:p>
      <text:p text:style-name="P4">⦁ Использование строки формул</text:p>
      <text:p text:style-name="P4">⦁ Копирование и вставка новых значений</text:p>
      <text:p text:style-name="P4">⦁ Удаление содержимого ячейки</text:p>
      <text:p text:style-name="P4">13. Перечислите способы копирования данных. <text:s/></text:p>
      <text:p text:style-name="P4"><text:s text:c="4"/>Способы копирования данных:</text:p>
      <text:p text:style-name="P4">⦁ Использование команды "Копировать" и "Вставить"</text:p>
      <text:p text:style-name="P4">⦁ Применение комбинаций клавиш Ctrl+C и Ctrl+V</text:p>
      <text:p text:style-name="P4">⦁ Перетаскивание с удерживанием клавиши Alt</text:p>
      <text:p text:style-name="P4">⦁ Использование контекстного меню</text:p>
      <text:p text:style-name="P4">14. Что такое формула? <text:s/></text:p>
      <text:p text:style-name="P4"><text:s text:c="4"/>Формула — это выражение, состоящее из арифметических операций, функций и ссылок на ячейки, которое позволяет выполнять вычисления и выводить результаты в выбранной ячейке.</text:p>
      <text:p text:style-name="P4">15. Как изменяется формула при перемещении и копировании? <text:s/></text:p>
      <text:p text:style-name="P4"><text:s text:c="4"/>При копировании формулы изменяются относительные ссылки (например, A1 становится B1), а абсолютные ссылки ($A$1) остаются неизменными.</text:p>
      <text:p text:style-name="P4">16. Какую структуру имеет строка формул? <text:s/></text:p>
      <text:p text:style-name="P4"><text:s text:c="4"/>Строка формул состоит из текстового поля для ввода формул и данных, кнопок для выполнения действий (например, вычисления или редактирования), а также информации о текущей ячейке.</text:p>
      <text:p text:style-name="P5"><text:span text:style-name="T4">5.</text:span> Вывод по работе:</text:p>
      <text:p text:style-name="P5">В ходе выполнения лабораторной работы были приобретены навыки создания и форматирования таблиц в табличном процессоре, использования формул для автоматизации расчетов в таблицах. Полученные знания позволяют эффективно работать с данными, автоматизировать процесс вычислений и получения итоговых значений, что значительно упрощает обработку и анализ информации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21:34:40.538000000</meta:creation-date>
    <dc:date>2025-01-20T22:40:23.536000000</dc:date>
    <meta:editing-duration>PT1H5M43S</meta:editing-duration>
    <meta:editing-cycles>1</meta:editing-cycles>
    <meta:document-statistic meta:table-count="0" meta:image-count="0" meta:object-count="0" meta:page-count="2" meta:paragraph-count="62" meta:word-count="693" meta:character-count="5051" meta:non-whitespace-character-count="4325"/>
    <meta:generator>LibreOffice/7.6.4.1$Windows_X86_64 LibreOffice_project/e19e193f88cd6c0525a17fb7a176ed8e6a3e2aa1</meta:generator>
  </office:meta>
</office:document-meta>
</file>